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 style:cell-protect="protected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3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7T00:00:00" table:style-name="ce12">
            <text:p>27-oct</text:p>
          </table:table-cell>
          <table:table-cell office:value-type="string" table:style-name="ce13">
            <text:p>Meteojob</text:p>
          </table:table-cell>
          <table:table-cell office:value-type="string" table:style-name="ce13">
            <text:p>Cab RH</text:p>
          </table:table-cell>
          <table:table-cell office:value-type="string" table:style-name="ce13">
            <text:p>CabRH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Ingénieur Développement C# .NET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0-28T09:45:23Z</dc:date>
    <meta:editing-cycles>165</meta:editing-cycles>
    <meta:editing-duration>PT66416S</meta:editing-duration>
  </office:meta>
</office:document-meta>
</file>